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double #000000" fo:border-bottom="thin solid #000000" fo:border-left="thin double #000000" fo:border-right="thin double #000000" fo:background-color="#000000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none" fo:border-left="thin double #000000" fo:border-right="none" fo:background-color="#127622"/>
      <style:text-properties fo:color="#FFFFFF" style:text-underline-style="solid" style:text-underline-type="singl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fo:background-color="#127622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127622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0000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355269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fo:background-color="#355269"/>
    </style:style>
    <style:style style:name="ce9" style:family="table-cell" style:parent-style-name="Default" style:data-style-name="N0">
      <style:table-cell-properties fo:border-top="none" fo:border-bottom="none" fo:border-left="none" fo:border-right="thin double #000000" fo:background-color="#355269"/>
      <style:text-properties fo:color="#FFFFFF" style:text-underline-style="solid" style:text-underline-type="single"/>
    </style:style>
    <style:style style:name="ce10" style:family="table-cell" style:parent-style-name="Default" style:data-style-name="N0">
      <style:table-cell-properties fo:border-top="none" fo:border-bottom="none" fo:border-left="thin double #000000" fo:border-right="thin double #000000" fo:background-color="#CCCCCC"/>
      <style:text-properties fo:color="#127622"/>
    </style:style>
    <style:style style:name="ce11" style:family="table-cell" style:parent-style-name="Default" style:data-style-name="N0">
      <style:table-cell-properties fo:border-top="none" fo:border-bottom="none" fo:border-left="thin double #000000" fo:border-right="thin double #000000" fo:background-color="#CCCCCC"/>
      <style:text-properties fo:color="#355269"/>
    </style:style>
    <style:style style:name="ce12" style:family="table-cell" style:parent-style-name="Default" style:data-style-name="N0">
      <style:table-cell-properties fo:border-top="none" fo:border-bottom="none" fo:border-left="thin double #000000" fo:border-right="thin double #000000" fo:background-color="#CCCCCC"/>
      <style:text-properties fo:color="#C9211E"/>
    </style:style>
    <style:style style:name="ce13" style:family="table-cell" style:parent-style-name="Default" style:data-style-name="N0">
      <style:table-cell-properties fo:background-color="#548235"/>
      <style:text-properties fo:color="#FFFFFF"/>
    </style:style>
    <style:style style:name="ce14" style:family="table-cell" style:parent-style-name="Default" style:data-style-name="N0">
      <style:table-cell-properties fo:border-top="none" fo:border-bottom="thin double #000000" fo:border-left="thin double #000000" fo:border-right="thin double #000000" fo:background-color="#CCCCCC"/>
      <style:text-properties fo:color="#127622"/>
    </style:style>
    <style:style style:name="ce15" style:family="table-cell" style:parent-style-name="Default" style:data-style-name="N0">
      <style:table-cell-properties fo:border-top="none" fo:border-bottom="thin solid #000000" fo:border-left="thin double #000000" fo:border-right="thin double #000000" fo:background-color="#CCCCCC"/>
      <style:text-properties fo:color="#355269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7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double #000000" fo:border-left="thin double #000000" fo:border-right="thin double #000000" fo:background-color="#CCCCCC"/>
      <style:text-properties fo:color="#355269"/>
    </style:style>
    <style:style style:name="ce19" style:family="table-cell" style:parent-style-name="Default" style:data-style-name="N0">
      <style:text-properties fo:color="#355269"/>
    </style:style>
    <style:style style:name="ce20" style:family="table-cell" style:parent-style-name="Default" style:data-style-name="N0">
      <style:table-cell-properties fo:border-top="thin double #000000" fo:border-bottom="none" fo:border-left="thin double #000000" fo:border-right="thin double #000000" fo:background-color="#355269"/>
      <style:text-properties fo:color="#FFFFFF" fo:font-style="italic" style:font-style-asian="italic" style:font-style-complex="italic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double #000000" fo:border-left="thin double #000000" fo:border-right="thin double #000000" fo:background-color="#CCCCCC"/>
      <style:text-properties fo:color="#FF4000" fo:font-style="italic" style:font-style-asian="italic" style:font-style-complex="italic"/>
    </style:style>
    <style:style style:name="ce22" style:family="table-cell" style:parent-style-name="Default" style:data-style-name="N0">
      <style:table-cell-properties fo:border="thin double #000000" fo:background-color="#355269"/>
      <style:text-properties fo:color="#FFFFFF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double #000000" fo:background-color="#CCCCCC"/>
      <style:text-properties fo:color="#FF4000"/>
    </style:style>
    <style:style style:name="ce24" style:family="table-cell" style:parent-style-name="Default" style:data-style-name="N0">
      <style:text-properties fo:color="#FF0000"/>
    </style:style>
    <style:style style:name="ce25" style:family="table-cell" style:parent-style-name="Default" style:data-style-name="N0">
      <style:table-cell-properties fo:border-top="none" fo:border-bottom="none" fo:border-left="thin double #000000" fo:border-right="thin double #000000" fo:background-color="#CCCCCC"/>
      <style:text-properties style:text-underline-style="solid" style:text-underline-type="single"/>
    </style:style>
    <style:style style:name="ce26" style:family="table-cell" style:parent-style-name="Default" style:data-style-name="N0">
      <style:table-cell-properties fo:border-top="none" fo:border-bottom="thin double #000000" fo:border-left="thin double #000000" fo:border-right="thin double #000000" fo:background-color="#CCCCCC"/>
      <style:text-properties style:text-underline-style="solid" style:text-underline-type="single"/>
    </style:style>
    <style:style style:name="ce27" style:family="table-cell" style:parent-style-name="Default" style:data-style-name="N0">
      <style:table-cell-properties fo:border-top="none" fo:border-bottom="none" fo:border-left="thin double #000000" fo:border-right="thin double #000000" fo:background-color="#CCCCCC"/>
      <style:text-properties fo:color="#355269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127622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9.3556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6.540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9.3345cm"/>
    </style:style>
    <style:style style:name="co7" style:family="table-column">
      <style:table-column-properties fo:break-before="auto" style:column-width="3.048cm"/>
    </style:style>
    <style:style style:name="co8" style:family="table-column">
      <style:table-column-properties fo:break-before="auto" style:column-width="7.09083333333333cm"/>
    </style:style>
    <style:style style:name="co9" style:family="table-column">
      <style:table-column-properties fo:break-before="auto" style:column-width="4.127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in" fo:padding-bottom="0in" fo:padding-left="0in" fo:padding-right="0in" draw:textarea-vertical-align="middle" draw:textarea-horizontal-align="left" draw:fill="solid" draw:fill-color="#4472c4" draw:opacity="100%" draw:stroke="solid" svg:stroke-width="0.0137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in" fo:padding-bottom="0in" fo:padding-left="0in" fo:padding-right="0in" draw:textarea-vertical-align="middle" draw:textarea-horizontal-align="left" draw:fill="solid" draw:fill-color="#4472c4" draw:opacity="100%" draw:stroke="solid" svg:stroke-width="0.0137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middle" draw:textarea-horizontal-align="left" draw:fill="solid" draw:fill-color="#4472c4" draw:opacity="100%" draw:stroke="solid" svg:stroke-width="0.0137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shapes>
          <draw:custom-shape svg:x="13.04213in" svg:y="0.62874in" svg:width="1.27244in" svg:height="0.08504in" draw:z-index="2" draw:id="id1" draw:style-name="a5" draw:name="Freeform: Shape 1">
            <svg:title/>
            <svg:desc/>
            <text:p text:style-name="a4" text:class-names="" text:cond-style-name=""><text:span text:style-name="a3" text:class-names=""/></text:p>
            <draw:enhanced-geometry xmlns:dr3d="urn:oasis:names:tc:opendocument:xmlns:dr3d:1.0" draw:type="non-primitive" svg:viewBox="0 0 21600 21600" draw:enhanced-path="M ?f17 ?f8 L ?f9 ?f11 ?f17 ?f12 ?f17 ?f20 ?f10 ?f20 ?f10 ?f18 ?f17 ?f18 ?f17 ?f8 M ?f8 ?f18 L ?f8 ?f20 ?f13 ?f20 ?f13 ?f18 ?f8 ?f18 M ?f14 ?f18 L ?f14 ?f20 ?f15 ?f20 ?f15 ?f18 ?f14 ?f18 Z N" draw:text-areas="?f30 ?f18 ?f32 ?f20" draw:glue-points="?f27 ?f28 ?f29 ?f28 ?f17 ?f27 ?f17 ?f29" draw:glue-point-leaving-directions="-0, -0, -0, -0" draw:modifiers="13200 640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4000"/>
              <draw:equation draw:name="f11" draw:formula="10800"/>
              <draw:equation draw:name="f12" draw:formula="21800"/>
              <draw:equation draw:name="f13" draw:formula="1000"/>
              <draw:equation draw:name="f14" draw:formula="2000"/>
              <draw:equation draw:name="f15" draw:formula="3000"/>
              <draw:equation draw:name="f16" draw:formula="?f9 - ?f8"/>
              <draw:equation draw:name="f17" draw:formula="$0"/>
              <draw:equation draw:name="f18" draw:formula="$1"/>
              <draw:equation draw:name="f19" draw:formula="?f16 / 21600"/>
              <draw:equation draw:name="f20" draw:formula="?f9 - ?f18"/>
              <draw:equation draw:name="f21" draw:formula="?f9 - ?f17"/>
              <draw:equation draw:name="f22" draw:formula="4000 * ?f19"/>
              <draw:equation draw:name="f23" draw:formula="0 * ?f19"/>
              <draw:equation draw:name="f24" draw:formula="10800 * ?f19"/>
              <draw:equation draw:name="f25" draw:formula="21600 * ?f19"/>
              <draw:equation draw:name="f26" draw:formula="?f21 * ?f18"/>
              <draw:equation draw:name="f27" draw:formula="?f23 / ?f19"/>
              <draw:equation draw:name="f28" draw:formula="?f24 / ?f19"/>
              <draw:equation draw:name="f29" draw:formula="?f25 / ?f19"/>
              <draw:equation draw:name="f30" draw:formula="?f22 / ?f19"/>
              <draw:equation draw:name="f31" draw:formula="?f26 / 10800"/>
              <draw:equation draw:name="f32" draw:formula="?f17 + ?f31"/>
              <draw:equation draw:name="f33" draw:formula="$0 / ?f6"/>
              <draw:equation draw:name="f34" draw:formula="$1 / ?f7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svg:x="17.15in" svg:y="1.21667in" svg:width="1.27244in" svg:height="0.08504in" draw:z-index="3" draw:id="id2" draw:style-name="a8" draw:name="Freeform: Shape 3">
            <svg:title/>
            <svg:desc/>
            <text:p text:style-name="a7" text:class-names="" text:cond-style-name=""><text:span text:style-name="a6" text:class-names=""/></text:p>
            <draw:enhanced-geometry xmlns:dr3d="urn:oasis:names:tc:opendocument:xmlns:dr3d:1.0" draw:type="non-primitive" svg:viewBox="0 0 21600 21600" draw:enhanced-path="M ?f17 ?f8 L ?f9 ?f11 ?f17 ?f12 ?f17 ?f20 ?f10 ?f20 ?f10 ?f18 ?f17 ?f18 ?f17 ?f8 M ?f8 ?f18 L ?f8 ?f20 ?f13 ?f20 ?f13 ?f18 ?f8 ?f18 M ?f14 ?f18 L ?f14 ?f20 ?f15 ?f20 ?f15 ?f18 ?f14 ?f18 Z N" draw:text-areas="?f30 ?f18 ?f32 ?f20" draw:glue-points="?f27 ?f28 ?f29 ?f28 ?f17 ?f27 ?f17 ?f29" draw:glue-point-leaving-directions="-0, -0, -0, -0" draw:modifiers="13200 640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4000"/>
              <draw:equation draw:name="f11" draw:formula="10800"/>
              <draw:equation draw:name="f12" draw:formula="21800"/>
              <draw:equation draw:name="f13" draw:formula="1000"/>
              <draw:equation draw:name="f14" draw:formula="2000"/>
              <draw:equation draw:name="f15" draw:formula="3000"/>
              <draw:equation draw:name="f16" draw:formula="?f9 - ?f8"/>
              <draw:equation draw:name="f17" draw:formula="$0"/>
              <draw:equation draw:name="f18" draw:formula="$1"/>
              <draw:equation draw:name="f19" draw:formula="?f16 / 21600"/>
              <draw:equation draw:name="f20" draw:formula="?f9 - ?f18"/>
              <draw:equation draw:name="f21" draw:formula="?f9 - ?f17"/>
              <draw:equation draw:name="f22" draw:formula="4000 * ?f19"/>
              <draw:equation draw:name="f23" draw:formula="0 * ?f19"/>
              <draw:equation draw:name="f24" draw:formula="10800 * ?f19"/>
              <draw:equation draw:name="f25" draw:formula="21600 * ?f19"/>
              <draw:equation draw:name="f26" draw:formula="?f21 * ?f18"/>
              <draw:equation draw:name="f27" draw:formula="?f23 / ?f19"/>
              <draw:equation draw:name="f28" draw:formula="?f24 / ?f19"/>
              <draw:equation draw:name="f29" draw:formula="?f25 / ?f19"/>
              <draw:equation draw:name="f30" draw:formula="?f22 / ?f19"/>
              <draw:equation draw:name="f31" draw:formula="?f26 / 10800"/>
              <draw:equation draw:name="f32" draw:formula="?f17 + ?f31"/>
              <draw:equation draw:name="f33" draw:formula="$0 / ?f6"/>
              <draw:equation draw:name="f34" draw:formula="$1 / ?f7"/>
              <draw:handle draw:handle-position="$0 $1" draw:handle-range-x-minimum="4000" draw:handle-range-x-maximum="21600" draw:handle-range-y-minimum="0" draw:handle-range-y-maximum="10800"/>
            </draw:enhanced-geometry>
          </draw:custom-shap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4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table:number-columns-repeated="2" table:style-name="ce1"/>
          <table:table-cell office:value-type="string" table:style-name="ce2">
            <text:p>Controller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3">
            <text:p><text:s/>- view : View</text:p>
          </table:table-cell>
          <table:table-cell table:style-name="ce4"/>
          <table:table-cell office:value-type="string" table:style-name="ce5">
            <text:p>View (JavaFX)</text:p>
          </table:table-cell>
          <table:table-cell table:style-name="ce1"/>
          <table:table-cell office:value-type="string" table:style-name="ce6">
            <text:p>javafx.application.Application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7">
            <text:p>Model</text:p>
          </table:table-cell>
          <table:table-cell table:style-name="ce8"/>
          <table:table-cell office:value-type="string" table:style-name="ce9">
            <text:p><text:s/>- model : Model</text:p>
          </table:table-cell>
          <table:table-cell table:style-name="ce1"/>
          <table:table-cell office:value-type="string" table:style-name="ce10">
            <text:p>+ &lt;&lt;<text:span text:style-name="T1">constructor</text:span>&gt;&gt; View()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string" table:style-name="ce11">
            <text:p><text:s/>- board : Hashtable&lt;int[], Piece&gt;(32)</text:p>
          </table:table-cell>
          <table:table-cell table:style-name="ce1"/>
          <table:table-cell office:value-type="string" table:style-name="ce25">
            <text:p><text:s/>- LAYOUT : Layout</text:p>
          </table:table-cell>
          <table:table-cell table:style-name="ce1"/>
          <table:table-cell office:value-type="string" table:style-name="ce12">
            <text:p><text:s/>+ main(String[])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string" table:style-name="ce11">
            <text:p><text:s/>- captured : ArrayList&lt;Piece&gt;</text:p>
          </table:table-cell>
          <table:table-cell table:style-name="ce1"/>
          <table:table-cell office:value-type="string" table:style-name="ce25">
            <text:p><text:s/>+ initController()</text:p>
          </table:table-cell>
          <table:table-cell table:style-name="ce1"/>
          <table:table-cell office:value-type="string" table:style-name="ce10">
            <text:p><text:s/>+ launchGUI()</text:p>
          </table:table-cell>
          <table:table-cell table:style-name="ce1"/>
          <table:table-cell office:value-type="string" table:style-name="ce13">
            <text:p><text:s/>SceneMenu</text:p>
          </table:table-cell>
          <table:table-cell table:style-name="ce1"/>
          <table:table-cell office:value-type="string" table:style-name="ce1">
            <text:p>Scene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">
            <text:p><text:s/>- layout : Layout</text:p>
          </table:table-cell>
          <table:table-cell table:style-name="ce1"/>
          <table:table-cell office:value-type="string" table:style-name="ce25">
            <text:p><text:s/>+ getModel() : Model</text:p>
          </table:table-cell>
          <table:table-cell table:style-name="ce1"/>
          <table:table-cell office:value-type="string" table:style-name="ce14">
            <text:p><text:s/>+ start(Stage)</text:p>
          </table:table-cell>
          <table:table-cell table:style-name="ce1"/>
          <table:table-cell office:value-type="string" table:style-name="ce13">
            <text:p><text:s/>SceneOptions</text:p>
          </table:table-cell>
          <table:table-cell table:number-columns-repeated="16375" table:style-name="ce1"/>
        </table:table-row>
        <table:table-row table:style-name="ro2">
          <table:table-cell table:number-columns-repeated="2"/>
          <table:table-cell office:value-type="string" table:style-name="ce15">
            <text:p><text:s/>- teamNames : String[2]</text:p>
          </table:table-cell>
          <table:table-cell table:style-name="ce1"/>
          <table:table-cell office:value-type="string" table:style-name="ce25">
            <text:p><text:s/>- setModel(Layout)</text:p>
          </table:table-cell>
          <table:table-cell table:number-columns-repeated="3" table:style-name="ce1"/>
          <table:table-cell office:value-type="string" table:style-name="ce13">
            <text:p><text:s/>SceneLoad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1">
            <text:p><text:s/>+ &lt;&lt;constructor&gt;&gt;Model(Layout)</text:p>
          </table:table-cell>
          <table:table-cell table:style-name="ce1"/>
          <table:table-cell office:value-type="string" table:style-name="ce25">
            <text:p><text:s/>+ getView() : View</text:p>
          </table:table-cell>
          <table:table-cell table:number-columns-repeated="3" table:style-name="ce1"/>
          <table:table-cell office:value-type="string" table:style-name="ce13">
            <text:p><text:s/>SceneGame</text:p>
          </table:table-cell>
          <table:table-cell table:number-columns-repeated="16375" table:style-name="ce1"/>
        </table:table-row>
        <table:table-row table:style-name="ro2">
          <table:table-cell table:number-columns-repeated="2"/>
          <table:table-cell office:value-type="string" table:style-name="ce11">
            <text:p><text:s/>+ capture(int[])</text:p>
          </table:table-cell>
          <table:table-cell table:style-name="ce1"/>
          <table:table-cell office:value-type="string" table:style-name="ce26">
            <text:p><text:s/>- setView()</text:p>
          </table:table-cell>
          <table:table-cell table:number-columns-repeated="3" table:style-name="ce1"/>
          <table:table-cell office:value-type="string" table:style-name="ce13">
            <text:p><text:s/>SceneGameOver</text:p>
          </table:table-cell>
          <table:table-cell table:number-columns-repeated="16375" table:style-name="ce1"/>
        </table:table-row>
        <table:table-row table:style-name="ro2">
          <table:table-cell table:number-columns-repeated="2"/>
          <table:table-cell office:value-type="string" table:style-name="ce11">
            <text:p><text:s/>+ addAPieceToBoard(int[], Apiece)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1">
            <text:p><text:s/>+ addAPieceToBoard(String, Apiece)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7">
            <text:p><text:s/>+ convertCoords(String) : int[2]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7">
            <text:p><text:s/>- validateCoord(String) : boolean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7">
            <text:p><text:s/>+ convertCoords(int[2]) : String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1">
            <text:p><text:s/>+ getCaptured() : ArrayList&lt;Piece&gt;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1">
            <text:p><text:s/>+ getTeamNames() : String[]</text:p>
          </table:table-cell>
          <table:table-cell table:number-columns-repeated="2" table:style-name="ce1"/>
          <table:table-cell office:value-type="string" table:style-name="ce16">
            <text:p>Enums:</text:p>
          </table:table-cell>
          <table:table-cell office:value-type="string" table:style-name="ce17">
            <text:p>Type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1">
            <text:p><text:s/>- setTeamNames(String[])</text:p>
          </table:table-cell>
          <table:table-cell table:number-columns-repeated="3" table:style-name="ce1"/>
          <table:table-cell office:value-type="string" table:style-name="ce17">
            <text:p>Team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1">
            <text:p><text:s/>+ getLayout() : Layout</text:p>
          </table:table-cell>
          <table:table-cell table:number-columns-repeated="3" table:style-name="ce1"/>
          <table:table-cell office:value-type="string" table:style-name="ce17">
            <text:p>SetupBoard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1">
            <text:p><text:s/>- setLayout(Layout)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1">
            <text:p><text:s/>+ getBoard() : Hashtable&lt;int[], Piece&gt;(32)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1">
            <text:p><text:s/>- setBoard()</text:p>
          </table:table-cell>
          <table:table-cell table:number-columns-repeated="16381" table:style-name="ce1"/>
        </table:table-row>
        <table:table-row table:style-name="ro2">
          <table:table-cell table:number-columns-repeated="2"/>
          <table:table-cell office:value-type="string" table:style-name="ce18">
            <text:p><text:s/>+ checkMoveValidity(int[], int[]) : boolean</text:p>
          </table:table-cell>
          <table:table-cell table:number-columns-repeated="16381" table:style-name="ce1"/>
        </table:table-row>
        <table:table-row table:style-name="ro3">
          <table:table-cell table:number-columns-repeated="2"/>
          <table:table-cell table:style-name="ce19"/>
          <table:table-cell table:number-columns-repeated="16381" table:style-name="ce1"/>
        </table:table-row>
        <table:table-row table:style-name="ro2">
          <table:table-cell table:number-columns-repeated="2"/>
          <table:table-cell office:value-type="string" table:style-name="ce20">
            <text:p>&lt;&lt;abstract&gt;&gt;APiece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1">
            <text:p><text:s/>- type : Type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5">
            <text:p><text:s/>- team : Team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1">
            <text:p><text:s/>+ Piece(Team)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1">
            <text:p><text:s/>+ getTeam() : Team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1">
            <text:p><text:s/>- setTeam(Team)</text:p>
          </table:table-cell>
          <table:table-cell table:number-columns-repeated="16381" table:style-name="ce1"/>
        </table:table-row>
        <table:table-row table:style-name="ro2">
          <table:table-cell table:number-columns-repeated="2"/>
          <table:table-cell office:value-type="string" table:style-name="ce21">
            <text:p><text:s/>+ checkMoveValidity(int[], int[]) : boolean</text:p>
          </table:table-cell>
          <table:table-cell table:number-columns-repeated="16381" table:style-name="ce1"/>
        </table:table-row>
        <table:table-row table:style-name="ro2">
          <table:table-cell table:number-columns-repeated="2"/>
          <table:table-cell table:style-name="ce1">
            <draw:custom-shape svg:x="1.65in" svg:y="0.14016in" svg:width="0.10315in" svg:height="0.84134in" draw:z-index="1" draw:id="id0" draw:style-name="a2" draw:name="Freeform: Shape 2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620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1"/>
                <draw:equation draw:name="f13" draw:formula="$0"/>
                <draw:equation draw:name="f14" draw:formula="?f11 / 21600"/>
                <draw:equation draw:name="f15" draw:formula="21600 - ?f12"/>
                <draw:equation draw:name="f16" draw:formula="21600 - ?f13"/>
                <draw:equation draw:name="f17" draw:formula="0 * ?f14"/>
                <draw:equation draw:name="f18" draw:formula="?f16 * ?f12"/>
                <draw:equation draw:name="f19" draw:formula="?f17 / ?f14"/>
                <draw:equation draw:name="f20" draw:formula="?f18 / 10800"/>
                <draw:equation draw:name="f21" draw:formula="?f13 + ?f20"/>
                <draw:equation draw:name="f22" draw:formula="$1 / ?f6"/>
                <draw:equation draw:name="f23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16381"/>
        </table:table-row>
        <table:table-row table:number-rows-repeated="4" table:style-name="ro1">
          <table:table-cell table:number-columns-repeated="16384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3">
          <table:table-cell table:number-columns-repeated="2"/>
          <table:table-cell office:value-type="string" table:style-name="ce22">
            <text:p>King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3">
            <text:p><text:s/>+ checkMoveValidity(int[], int[]) : boolean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string" table:style-name="ce24">
            <text:p>etc</text:p>
          </table:table-cell>
          <table:table-cell table:number-columns-repeated="16381"/>
        </table:table-row>
        <table:table-row table:number-rows-repeated="10485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Peter M</meta:initial-creator>
    <dc:creator>Peter M</dc:creator>
    <meta:creation-date>2022-01-21T18:19:13Z</meta:creation-date>
    <dc:date>2022-02-02T10:48:42Z</dc:date>
    <meta:editing-cycles>115</meta:editing-cycles>
    <meta:editing-duration>PT8250S</meta:editing-duration>
  </office:meta>
</office:document-meta>
</file>